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1.0744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2.8811in"/>
    </style:style>
    <style:style style:name="co8" style:family="table-column">
      <style:table-column-properties fo:break-before="auto" style:column-width="1.1591in"/>
    </style:style>
    <style:style style:name="co9" style:family="table-column">
      <style:table-column-properties fo:break-before="auto" style:column-width="1.1693in"/>
    </style:style>
    <style:style style:name="co10" style:family="table-column">
      <style:table-column-properties fo:break-before="auto" style:column-width="5.0492in"/>
    </style:style>
    <style:style style:name="co11" style:family="table-column">
      <style:table-column-properties fo:break-before="auto" style:column-width="4.3272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1807in"/>
    </style:style>
    <style:style style:name="co14" style:family="table-column">
      <style:table-column-properties fo:break-before="auto" style:column-width="1.2118in"/>
    </style:style>
    <style:style style:name="co15" style:family="table-column">
      <style:table-column-properties fo:break-before="auto" style:column-width="0.9571in"/>
    </style:style>
    <style:style style:name="co16" style:family="table-column">
      <style:table-column-properties fo:break-before="auto" style:column-width="2.902in"/>
    </style:style>
    <style:style style:name="co17" style:family="table-column">
      <style:table-column-properties fo:break-before="auto" style:column-width="4.060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1272in"/>
    </style:style>
    <style:style style:name="co20" style:family="table-column">
      <style:table-column-properties fo:break-before="auto" style:column-width="5.8783in"/>
    </style:style>
    <style:style style:name="co21" style:family="table-column">
      <style:table-column-properties fo:break-before="auto" style:column-width="3.07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335in"/>
    </style:style>
    <style:style style:name="co24" style:family="table-column">
      <style:table-column-properties fo:break-before="auto" style:column-width="1.0953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252in" fo:break-before="auto" style:use-optimal-row-height="fals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589in" fo:break-before="auto" style:use-optimal-row-height="false"/>
    </style:style>
    <style:style style:name="ro13" style:family="table-row">
      <style:table-row-properties style:row-height="0.5563in" fo:break-before="auto" style:use-optimal-row-height="false"/>
    </style:style>
    <style:style style:name="ro14" style:family="table-row">
      <style:table-row-properties style:row-height="0.4472in" fo:break-before="auto" style:use-optimal-row-height="false"/>
    </style:style>
    <style:style style:name="ro15" style:family="table-row">
      <style:table-row-properties style:row-height="0.4575in" fo:break-before="auto" style:use-optimal-row-height="false"/>
    </style:style>
    <style:style style:name="ro16" style:family="table-row">
      <style:table-row-properties style:row-height="0.5236in" fo:break-before="auto" style:use-optimal-row-height="false"/>
    </style:style>
    <style:style style:name="ro17" style:family="table-row">
      <style:table-row-properties style:row-height="1.0472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7016in" fo:break-before="auto" style:use-optimal-row-height="true"/>
    </style:style>
    <style:style style:name="ro21" style:family="table-row">
      <style:table-row-properties style:row-height="1.5382in" fo:break-before="auto" style:use-optimal-row-height="false"/>
    </style:style>
    <style:style style:name="ro22" style:family="table-row">
      <style:table-row-properties style:row-height="0.9272in" fo:break-before="auto" style:use-optimal-row-height="false"/>
    </style:style>
    <style:style style:name="ro23" style:family="table-row">
      <style:table-row-properties style:row-height="1.2437in" fo:break-before="auto" style:use-optimal-row-height="false"/>
    </style:style>
    <style:style style:name="ro24" style:family="table-row">
      <style:table-row-properties style:row-height="0.6866in" fo:break-before="auto" style:use-optimal-row-height="false"/>
    </style:style>
    <style:style style:name="ro25" style:family="table-row">
      <style:table-row-properties style:row-height="0.7744in" fo:break-before="auto" style:use-optimal-row-height="false"/>
    </style:style>
    <style:style style:name="ta1" style:family="table" style:master-page-name="PageStyle_5f_Teorie">
      <style:table-properties table:display="true" style:writing-mode="lr-tb"/>
    </style:style>
    <style:style style:name="ta2" style:family="table" style:master-page-name="PageStyle_5f_Tema_5f_testcases">
      <style:table-properties table:display="true" style:writing-mode="lr-tb"/>
    </style:style>
    <style:style style:name="ta3" style:family="table" style:master-page-name="PageStyle_5f_Tema_5f_bug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c5e0b3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ext-properties fo:color="#111111"/>
    </style:style>
    <style:style style:name="ce6" style:family="table-cell" style:parent-style-name="Excel_20_Built-in_20_Normal">
      <style:text-properties fo:color="#000000"/>
    </style:style>
    <style:style style:name="ce7" style:family="table-cell" style:parent-style-name="Excel_20_Built-in_20_Normal">
      <style:text-properties fo:color="#ff3333"/>
    </style:style>
    <style:style style:name="ce8" style:family="table-cell" style:parent-style-name="Excel_20_Built-in_20_Normal">
      <style:table-cell-properties fo:border-bottom="0.0346in solid #000000" fo:background-color="#c5e0b3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ext-properties fo:color="#1111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c5e0b3" style:diagonal-bl-tr="none" style:diagonal-tl-br="none" style:text-align-source="fix" style:repeat-content="false" fo:wrap-option="wrap" fo:border-left="0.0346in solid #cccccc" style:direction="ltr" fo:border-right="0.0346in solid #cccccc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1111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wrap-option="wrap"/>
    </style:style>
    <style:style style:name="ce19" style:family="table-cell" style:parent-style-name="Excel_20_Built-in_20_Normal">
      <style:table-cell-properties fo:wrap-option="wrap"/>
      <style:text-properties fo:color="#111111"/>
    </style:style>
    <style:style style:name="ce20" style:family="table-cell" style:parent-style-name="Excel_20_Built-in_20_Normal">
      <style:table-cell-properties fo:wrap-option="wrap"/>
      <style:text-properties fo:color="#000000"/>
    </style:style>
    <style:style style:name="ce21" style:family="table-cell" style:parent-style-name="Excel_20_Built-in_20_Normal">
      <style:table-cell-properties fo:wrap-option="wrap"/>
      <style:text-properties fo:color="#ff3333"/>
    </style:style>
    <style:style style:name="ce22" style:family="table-cell" style:parent-style-name="Excel_20_Built-in_20_Normal">
      <style:table-cell-properties fo:wrap-option="wrap"/>
      <style:text-properties fo:color="#000000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fo:wrap-option="wrap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Excel_20_Built-in_20_Normal">
      <style:table-cell-properties fo:wrap-option="wrap"/>
      <style:text-properties fo:color="#ff3333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Teorie.A1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20_Built-in_20_Normal">
      <style:text-properties fo:color="#ff3333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">
      <style:table-cell-properties fo:border-bottom="0.0346in solid #000000" fo:background-color="#c5e0b3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c5e0b3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c6efce" style:diagonal-bl-tr="none" style:diagonal-tl-br="non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wrap-option="wrap"/>
      <style:text-properties fo:color="#000000" style:font-name="Arial1" style:font-name-complex="Arial1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" style:family="text">
      <style:text-properties fo:color="#000000"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orie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Test Plan / Test Set / Test Cases</text:p>
          </table:table-cell>
          <table:table-cell table:style-name="ce2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Test Plan</text:p>
          </table:table-cell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Un document care descrie scopul, obiectivele, resursele și programul activităților de testare prevăzute.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Identifică printre altel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▪ Ce urmează a fi testat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▪ Sarcinile de testare, cine va îndeplini fiecare sarcină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▪ Gradul de independență al testerului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▪ Mediul de testare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▪ Riscuri ▪ Când se termină testarea? Ex 95% din testele critice trebuie sa fie PASS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<text:span text:style-name="T1">Test Case</text:span><text:span text:style-name="T2"> : Succesiune de pași </text:span><text:span text:style-name="T2">=&gt;funcționalitatea produsului</text:span>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>
            <text:p><text:span text:style-name="T1">Test Set</text:span><text:span text:style-name="T2">: colecție de Test Case-uri </text:span><text:span text:style-name="T2">care se referă la acceeasi </text:span><text:span text:style-name="T2">funcționalitate ( grupate </text:span><text:span text:style-name="T2">împreună)</text:span>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>
            <text:p>Ce conține un Test Case?</text:p>
          </table:table-cell>
          <table:table-cell table:style-name="ce2" table:number-columns-repeated="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<text:s/>Test Set Id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Test Set Nam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Test Case Id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Test Priority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Test Case Name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Description / Summary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Test Step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Test Data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Expected Resul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<text:s/>Actual Result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Status(Fail/Pass)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Notes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97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a_testcase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number-columns-repeated="13" table:default-cell-style-name="Excel_20_Built-in_20_Normal"/>
        <table:table-column table:style-name="co3" table:number-columns-repeated="998" table:default-cell-style-name="Excel_20_Built-in_20_Normal"/>
        <table:table-row table:style-name="ro3">
          <table:table-cell table:style-name="ce3" office:value-type="string">
            <text:p>AUT (Application Under Test): https://restful-booker.herokuapp.com/apidoc/index.html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/>Explorați aplicația si documentați test case-uril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4" office:value-type="string">
            <text:p>Test Set #</text:p>
            <text:p>(Test Scenarion)</text:p>
          </table:table-cell>
          <table:table-cell table:style-name="ce8" office:value-type="string">
            <text:p>Test Case #</text:p>
          </table:table-cell>
          <table:table-cell table:style-name="ce10" office:value-type="string">
            <text:p>Test Set</text:p>
            <text:p>(Test Scenarion)</text:p>
          </table:table-cell>
          <table:table-cell table:style-name="ce10" office:value-type="string">
            <text:p>Test Case</text:p>
          </table:table-cell>
          <table:table-cell table:style-name="ce10" office:value-type="string">
            <text:p>Test Priority</text:p>
          </table:table-cell>
          <table:table-cell table:style-name="ce10" office:value-type="string">
            <text:p>Description/Summary</text:p>
          </table:table-cell>
          <table:table-cell table:style-name="ce10" office:value-type="string">
            <text:p>Test Steps</text:p>
          </table:table-cell>
          <table:table-cell table:style-name="ce10" office:value-type="string">
            <text:p>Test Data</text:p>
          </table:table-cell>
          <table:table-cell table:style-name="ce10" office:value-type="string">
            <text:p>Expected Result</text:p>
          </table:table-cell>
          <table:table-cell table:style-name="ce10" office:value-type="string">
            <text:p>Actual Result</text:p>
          </table:table-cell>
          <table:table-cell table:style-name="ce10" office:value-type="string">
            <text:p>Status</text:p>
            <text:p>Pass/Fail</text:p>
          </table:table-cell>
          <table:table-cell table:style-name="ce10" office:value-type="string">
            <text:p>Notes</text:p>
          </table:table-cell>
          <table:table-cell table:style-name="ce30" office:value-type="string">
            <text:p>Requirements</text:p>
          </table:table-cell>
          <table:table-cell table:style-name="ce31" office:value-type="string">
            <text:p>BUGID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TS1</text:p>
          </table:table-cell>
          <table:table-cell table:style-name="ce3" office:value-type="string">
            <text:p>TC1</text:p>
          </table:table-cell>
          <table:table-cell table:style-name="ce3" office:value-type="string">
            <text:p>PING</text:p>
          </table:table-cell>
          <table:table-cell table:style-name="ce13" office:value-type="string">
            <text:p>App up and running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verify if the app is up and running</text:p>
          </table:table-cell>
          <table:table-cell table:style-name="ce13" office:value-type="string">
            <text:p>1. make a GET on https://restful-booker.herokuapp.com/ping</text:p>
          </table:table-cell>
          <table:table-cell table:style-name="ce13" office:value-type="string">
            <text:p>/ping</text:p>
          </table:table-cell>
          <table:table-cell table:number-columns-repeated="2" table:style-name="ce13" office:value-type="string">
            <text:p>we receive 201 Created</text:p>
          </table:table-cell>
          <table:table-cell table:style-name="ce13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TS1</text:p>
          </table:table-cell>
          <table:table-cell table:style-name="ce3" office:value-type="string">
            <text:p>TC2</text:p>
          </table:table-cell>
          <table:table-cell table:style-name="ce3" office:value-type="string">
            <text:p>PING</text:p>
          </table:table-cell>
          <table:table-cell table:style-name="ce3" office:value-type="string">
            <text:p>app not foun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app not found</text:p>
          </table:table-cell>
          <table:table-cell table:style-name="ce13" office:value-type="string">
            <text:p>1.<text:span text:style-name="T3"> make a GET on https://restful-booker.herokuapp.com/pingNOtFound</text:span></text:p>
          </table:table-cell>
          <table:table-cell table:style-name="ce3" office:value-type="string">
            <text:p>/pingNOtFound</text:p>
          </table:table-cell>
          <table:table-cell table:style-name="ce13" office:value-type="string">
            <text:p>we receive 404 Not found</text:p>
          </table:table-cell>
          <table:table-cell/>
          <table:table-cell table:style-name="ce12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7">
          <table:table-cell table:style-name="ce3" office:value-type="string">
            <text:p>TS2</text:p>
          </table:table-cell>
          <table:table-cell table:style-name="ce3" office:value-type="string">
            <text:p>TC3</text:p>
          </table:table-cell>
          <table:table-cell table:style-name="ce3" office:value-type="string">
            <text:p>AUTH</text:p>
          </table:table-cell>
          <table:table-cell table:style-name="ce3" office:value-type="string">
            <text:p>generate toke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enerate token</text:p>
          </table:table-cell>
          <table:table-cell table:style-name="ce13" office:value-type="string">
            <text:p>1. send POST to https://restful-booker.herokuapp.com/auth</text:p>
          </table:table-cell>
          <table:table-cell table:style-name="ce13" office:value-type="string">
            <text:p>{</text:p>
            <text:p><text:s text:c="3"/>"username" : "admin",</text:p>
            <text:p><text:s text:c="3"/>"password" : "password123"</text:p>
            <text:p>}</text:p>
          </table:table-cell>
          <table:table-cell table:style-name="ce13" office:value-type="string">
            <text:p>we receive 200 ok and a token</text:p>
          </table:table-cell>
          <table:table-cell table:style-name="ce13" office:value-type="string">
            <text:p>we receive 200 <text:s/>ok and </text:p>
            <text:p>{</text:p>
            <text:p><text:s text:c="4"/>"token": "438ba2c70f0ac14"</text:p>
            <text:p>}</text:p>
          </table:table-cell>
          <table:table-cell table:style-name="ce13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TS2</text:p>
          </table:table-cell>
          <table:table-cell table:style-name="ce3" office:value-type="string">
            <text:p>TC4</text:p>
          </table:table-cell>
          <table:table-cell table:style-name="ce3" office:value-type="string">
            <text:p>AUTH</text:p>
          </table:table-cell>
          <table:table-cell table:style-name="ce3" office:value-type="string">
            <text:p>bad credentials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not token for bad credential</text:p>
          </table:table-cell>
          <table:table-cell table:style-name="ce13" office:value-type="string">
            <text:p>1. send POST to https://restful-booker.herokuapp.com/auth</text:p>
          </table:table-cell>
          <table:table-cell table:style-name="ce13" office:value-type="string">
            <text:p>{</text:p>
            <text:p><text:s text:c="3"/>"username" : "test",</text:p>
            <text:p><text:s text:c="3"/>"password" : "password123"</text:p>
            <text:p>}</text:p>
          </table:table-cell>
          <table:table-cell table:number-columns-repeated="2" table:style-name="ce13" office:value-type="string">
            <text:p>we receive 200 OK and with bad credential</text:p>
          </table:table-cell>
          <table:table-cell table:style-name="ce13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TS3</text:p>
          </table:table-cell>
          <table:table-cell table:style-name="ce3" office:value-type="string">
            <text:p>TC5</text:p>
          </table:table-cell>
          <table:table-cell table:style-name="ce3" office:value-type="string">
            <text:p>BOOKING</text:p>
          </table:table-cell>
          <table:table-cell table:style-name="ce3" office:value-type="string">
            <text:p>get all booking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et all bookings</text:p>
          </table:table-cell>
          <table:table-cell table:style-name="ce13" office:value-type="string">
            <text:p>1. send a GET to https://restful-booker.herokuapp.com/booking</text:p>
          </table:table-cell>
          <table:table-cell table:style-name="ce13" office:value-type="string">
            <text:p>/booking</text:p>
          </table:table-cell>
          <table:table-cell table:style-name="ce13" office:value-type="string">
            <text:p>we receive 200 ok and a list of booking IDs</text:p>
          </table:table-cell>
          <table:table-cell table:style-name="ce13" office:value-type="string">
            <text:p>we receive 200 ok and a list of booking IDs</text:p>
          </table:table-cell>
          <table:table-cell table:style-name="ce13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TS3</text:p>
          </table:table-cell>
          <table:table-cell table:style-name="ce3" office:value-type="string">
            <text:p>TC6</text:p>
          </table:table-cell>
          <table:table-cell table:style-name="ce3" office:value-type="string">
            <text:p>BOOKING</text:p>
          </table:table-cell>
          <table:table-cell table:style-name="ce13" office:value-type="string">
            <text:p>get all bookings by FirstName</text:p>
          </table:table-cell>
          <table:table-cell table:style-name="ce3" office:value-type="float" office:value="2">
            <text:p>2</text:p>
          </table:table-cell>
          <table:table-cell table:style-name="ce13" office:value-type="string">
            <text:p>get all bookings by FirstName</text:p>
          </table:table-cell>
          <table:table-cell table:style-name="ce13" office:value-type="string">
            <text:p>1. send a GET to ttps://restful-booker.herokuapp.com/booking?firstname=Susan</text:p>
          </table:table-cell>
          <table:table-cell table:style-name="ce13" office:value-type="string">
            <text:p>booking?firstname=Susan</text:p>
          </table:table-cell>
          <table:table-cell table:style-name="ce13" office:value-type="string">
            <text:p>we receive 200 OK and a list of booking by firstname</text:p>
          </table:table-cell>
          <table:table-cell table:style-name="ce13" office:value-type="string">
            <text:p>we receive 200 OK and a list of booking by firstname</text:p>
          </table:table-cell>
          <table:table-cell table:style-name="ce13" office:value-type="string">
            <text:p>PASS</text:p>
          </table:table-cell>
          <table:table-cell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number-columns-repeated="1011"/>
        </table:table-row>
        <table:table-row table:style-name="ro8">
          <table:table-cell/>
          <table:table-cell table:style-name="ce3" office:value-type="string">
            <text:p>TC7</text:p>
          </table:table-cell>
          <table:table-cell table:style-name="ce3" office:value-type="string">
            <text:p>BOOKING</text:p>
          </table:table-cell>
          <table:table-cell table:style-name="ce13" office:value-type="string">
            <text:p>get all bookings by LastNAme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 by LastName</text:p>
          </table:table-cell>
          <table:table-cell table:style-name="ce18" office:value-type="string">
            <text:p>1.send GET <text:a xlink:href="https://restful-booker.herokuapp.com/booking?lastname=Wilson">https://restful-booker.herokuapp.com/booking?lastname=Wilson</text:a></text:p>
          </table:table-cell>
          <table:table-cell office:value-type="string">
            <text:p>booking?lastname=Wilson</text:p>
          </table:table-cell>
          <table:table-cell table:number-columns-repeated="2" table:style-name="ce18" office:value-type="string">
            <text:p>we receive 200 OK and a list of booking by last name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>
            <text:p>TC8</text:p>
          </table:table-cell>
          <table:table-cell table:style-name="ce3" office:value-type="string">
            <text:p>BOOKING</text:p>
          </table:table-cell>
          <table:table-cell table:style-name="ce13" office:value-type="string">
            <text:p>get all bookings by LastNAme and FirstName</text:p>
          </table:table-cell>
          <table:table-cell office:value-type="float" office:value="2">
            <text:p>2</text:p>
          </table:table-cell>
          <table:table-cell table:style-name="ce13" office:value-type="string">
            <text:p>get all bookings by LastNAme and FirstName</text:p>
          </table:table-cell>
          <table:table-cell table:style-name="ce18" office:value-type="string">
            <text:p>1.send GET to <text:a xlink:href="https://restful-booker.herokuapp.com/booking?lastname=Jones&amp;firstname=Susan">https://restful-booker.herokuapp.com/booking?lastname=Jones&amp;firstname=Susan</text:a></text:p>
          </table:table-cell>
          <table:table-cell office:value-type="string">
            <text:p>booking?lastname=Jones&amp;firstname=Susan</text:p>
          </table:table-cell>
          <table:table-cell table:number-columns-repeated="2" table:style-name="ce18" office:value-type="string">
            <text:p>we receive 200 OK and the booking ID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TS3</text:p>
          </table:table-cell>
          <table:table-cell table:style-name="ce3" office:value-type="string">
            <text:p>TC9</text:p>
          </table:table-cell>
          <table:table-cell table:style-name="ce3" office:value-type="string">
            <text:p>BOOKING</text:p>
          </table:table-cell>
          <table:table-cell table:style-name="ce13" office:value-type="string">
            <text:p>get all bookings by CheckIn and CheckOut</text:p>
          </table:table-cell>
          <table:table-cell table:style-name="ce3" office:value-type="float" office:value="3">
            <text:p>3</text:p>
          </table:table-cell>
          <table:table-cell table:style-name="ce13" office:value-type="string">
            <text:p>get all bookings by CheckIn and CheckOut</text:p>
          </table:table-cell>
          <table:table-cell table:style-name="ce13" office:value-type="string">
            <text:p>1. send a GET to https://restful-booker.herokuapp.com/booking?checkin=2017-08-17&amp;checkout=2019-12-19</text:p>
          </table:table-cell>
          <table:table-cell table:style-name="ce13" office:value-type="string">
            <text:p>booking?checkin=2017-08-17&amp;checkout=2019-12-19</text:p>
          </table:table-cell>
          <table:table-cell table:style-name="ce13" office:value-type="string">
            <text:p>we receive a 200 OK and at least 1 element</text:p>
          </table:table-cell>
          <table:table-cell table:style-name="ce13" office:value-type="string">
            <text:p>we receive 200 ok and an empty list</text:p>
          </table:table-cell>
          <table:table-cell table:style-name="ce13" office:value-type="string">
            <text:p>FAILED</text:p>
          </table:table-cell>
          <table:table-cell table:style-name="ce3"/>
          <table:table-cell table:style-name="ce13" office:value-type="string">
            <text:p>see docs for restfull booker: apidoc</text:p>
            <text:p>https://restful-booker.herokuapp.com/apidoc/index.html#api-Ping-Ping</text:p>
          </table:table-cell>
          <table:table-cell table:style-name="ce3" office:value-type="string">
            <text:p>BUG1</text:p>
          </table:table-cell>
          <table:table-cell table:style-name="ce6" table:number-columns-repeated="1010"/>
        </table:table-row>
        <table:table-row table:style-name="ro9">
          <table:table-cell table:style-name="ce5"/>
          <table:table-cell table:style-name="ce9" office:value-type="string">
            <text:p>TC10</text:p>
          </table:table-cell>
          <table:table-cell table:style-name="ce9" office:value-type="string">
            <text:p>BOOKING</text:p>
          </table:table-cell>
          <table:table-cell table:style-name="ce14" office:value-type="string">
            <text:p>get all bookings by CheckIn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get all bookings by CheckIN and CheckOut</text:p>
          </table:table-cell>
          <table:table-cell table:style-name="ce19" office:value-type="string">
            <text:p>1. send GET <text:a xlink:href="https://restful-booker.herokuapp.com/booking?checkin=2017-08-17">https://restful-booker.herokuapp.com/booking?checkin=2017-08-17</text:a></text:p>
          </table:table-cell>
          <table:table-cell table:style-name="ce28" office:value-type="string">
            <text:p>booking?checkin=2017-08-17 </text:p>
          </table:table-cell>
          <table:table-cell table:number-columns-repeated="2" table:style-name="ce19" office:value-type="string">
            <text:p>we receive 200 OK and a list of bookings</text:p>
          </table:table-cell>
          <table:table-cell table:style-name="ce5" office:value-type="string">
            <text:p>PASS</text:p>
          </table:table-cell>
          <table:table-cell table:style-name="ce5" table:number-columns-repeated="2"/>
          <table:table-cell table:style-name="ce9" office:value-type="string">
            <text:p>BUG1</text:p>
          </table:table-cell>
          <table:table-cell table:style-name="ce5" table:number-columns-repeated="1010"/>
        </table:table-row>
        <table:table-row table:style-name="ro8">
          <table:table-cell table:style-name="ce6"/>
          <table:table-cell table:style-name="ce3" office:value-type="string">
            <text:p>TC11</text:p>
          </table:table-cell>
          <table:table-cell table:style-name="ce3" office:value-type="string">
            <text:p>BOOKING</text:p>
          </table:table-cell>
          <table:table-cell table:style-name="ce13" office:value-type="string">
            <text:p>get all bookings by CheckOut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get all bookings by CheckOUT</text:p>
          </table:table-cell>
          <table:table-cell table:style-name="ce22" office:value-type="string">
            <text:p>1.send GET to <text:a xlink:href="https://restful-booker.herokuapp.com/booking?checkout=2019-12-19">https://restful-booker.herokuapp.com/booking?checkout=2019-12-19</text:a> </text:p>
          </table:table-cell>
          <table:table-cell table:style-name="ce6" office:value-type="string">
            <text:p>booking?checkout=2019-12-19</text:p>
          </table:table-cell>
          <table:table-cell table:style-name="ce20" office:value-type="string">
            <text:p>we receive 200 ok and list of bookings by CheckOUT</text:p>
          </table:table-cell>
          <table:table-cell table:style-name="ce20" office:value-type="string">
            <text:p>we receive 200 ok and list of bookings by CheckOUT</text:p>
          </table:table-cell>
          <table:table-cell table:style-name="ce6" office:value-type="string">
            <text:p>PASS</text:p>
          </table:table-cell>
          <table:table-cell table:style-name="ce6" table:number-columns-repeated="2"/>
          <table:table-cell table:style-name="ce3" office:value-type="string">
            <text:p>BUG1</text:p>
          </table:table-cell>
          <table:table-cell table:style-name="ce6" table:number-columns-repeated="1010"/>
        </table:table-row>
        <table:table-row table:style-name="ro10">
          <table:table-cell/>
          <table:table-cell table:style-name="ce3" office:value-type="string">
            <text:p>TC12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checkIn</text:p>
          </table:table-cell>
          <table:table-cell office:value-type="float" office:value="3">
            <text:p>3</text:p>
          </table:table-cell>
          <table:table-cell table:style-name="ce18" office:value-type="string">
            <text:p>get all bookings by First Name and CheckIN</text:p>
          </table:table-cell>
          <table:table-cell table:style-name="ce18" office:value-type="string">
            <text:p>1.send GET to <text:a xlink:href="https://restful-booker.herokuapp.com/booking?firstname=Sally&amp;checkin=2013-02-23">https://restful-booker.herokuapp.com/booking?firstname=Sally&amp;checkin=2013-02-23</text:a></text:p>
          </table:table-cell>
          <table:table-cell table:style-name="ce28" office:value-type="string">
            <text:p>booking?firstname=Sally&amp;checkin=2013-02-23 </text:p>
          </table:table-cell>
          <table:table-cell table:style-name="ce18" office:value-type="string">
            <text:p>we reveive 200 OK and list of bookings by First Name and CheckIN</text:p>
          </table:table-cell>
          <table:table-cell table:style-name="ce18" office:value-type="string">
            <text:p>we reveive 200 OK and list of bookings by First Name and CheckIN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13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checkOut</text:p>
          </table:table-cell>
          <table:table-cell office:value-type="float" office:value="3">
            <text:p>3</text:p>
          </table:table-cell>
          <table:table-cell table:style-name="ce18" office:value-type="string">
            <text:p>get all bookings by firstname and checkOUT</text:p>
          </table:table-cell>
          <table:table-cell table:style-name="ce23" office:value-type="string">
            <text:p>1.send GET to <text:a xlink:href="https://restful-booker.herokuapp.com/booking?firstname=Sally&amp;checkout=2014-10-23">https://restful-booker.herokuapp.com/booking?firstname=Sally&amp;checkout=2014-10-23</text:a> </text:p>
          </table:table-cell>
          <table:table-cell office:value-type="string">
            <text:p>booking?firstname=Sally&amp;checkout=2014-10-23</text:p>
          </table:table-cell>
          <table:table-cell table:style-name="ce18" office:value-type="string">
            <text:p>we receive 200 OK and a list of bookings by firstname and checkOUT</text:p>
          </table:table-cell>
          <table:table-cell table:style-name="ce18" office:value-type="string">
            <text:p>we receive 200 OK and a list of bookings by firstname and checkOU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 table:style-name="ce7"/>
          <table:table-cell table:style-name="ce7" office:value-type="string">
            <text:p>TC14</text:p>
          </table:table-cell>
          <table:table-cell table:style-name="ce11" office:value-type="string">
            <text:p>BOOKING</text:p>
          </table:table-cell>
          <table:table-cell table:style-name="ce7" office:value-type="string">
            <text:p>FirstName+CheckIN+CheckOUT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get all bookings by first name , check in and check out</text:p>
          </table:table-cell>
          <table:table-cell table:style-name="ce24" office:value-type="string">
            <text:p>1.send GET to</text:p>
            <text:p>https://restful-booker.herokuapp.com/booking?checkin=2013-02-23&amp;checkout=2014-10-23</text:p>
            <text:p>&amp;firstname=Sally</text:p>
            <text:p/>
          </table:table-cell>
          <table:table-cell table:style-name="ce28" office:value-type="string">
            <text:p>booking?checkin=2013-02-23&amp;checkout=2014-10-23&amp;firstname=Sally </text:p>
          </table:table-cell>
          <table:table-cell table:style-name="ce21" office:value-type="string">
            <text:p>we receive 200 OK and list of bookings by first name , checkin and check out</text:p>
          </table:table-cell>
          <table:table-cell table:style-name="ce21" office:value-type="string">
            <text:p>we receive 200 ok and empty list</text:p>
          </table:table-cell>
          <table:table-cell table:style-name="ce7" office:value-type="string">
            <text:p>FAILED</text:p>
          </table:table-cell>
          <table:table-cell table:style-name="ce7" table:number-columns-repeated="1013"/>
        </table:table-row>
        <table:table-row table:style-name="ro8">
          <table:table-cell/>
          <table:table-cell office:value-type="string">
            <text:p>TC15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wrong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First name and WrongCheckIN</text:p>
          </table:table-cell>
          <table:table-cell table:style-name="ce23" office:value-type="string">
            <text:p>1. send GET to <text:a xlink:href="https://restful-booker.herokuapp.com/booking?checkin=2017-02-23&amp;firstname=Sally">https://restful-booker.herokuapp.com/booking?checkin=2017-02-23&amp;firstname=Sally</text:a></text:p>
          </table:table-cell>
          <table:table-cell office:value-type="string">
            <text:p>booking?checkin=2017-02-23&amp;firstname=Sally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7" office:value-type="string">
            <text:p>TC16</text:p>
          </table:table-cell>
          <table:table-cell table:style-name="ce11" office:value-type="string">
            <text:p>BOOKING</text:p>
          </table:table-cell>
          <table:table-cell table:style-name="ce15" office:value-type="string">
            <text:p>Firstname+wrongCheckOUT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get all bookings by First Name and WrongCheckOUT</text:p>
          </table:table-cell>
          <table:table-cell table:style-name="ce24" office:value-type="string">
            <text:p>1.send GET to https://restful-booker.herokuapp.com/booking?checkout=2017-10-23</text:p>
            <text:p>&amp;firstname=Sally</text:p>
          </table:table-cell>
          <table:table-cell table:style-name="ce29" office:value-type="string">
            <text:p>booking?checkout=2017-10-23&amp;firstname=Sally </text:p>
          </table:table-cell>
          <table:table-cell table:style-name="ce21" office:value-type="string">
            <text:p>we receive 200 OK and empty list</text:p>
          </table:table-cell>
          <table:table-cell table:style-name="ce21" office:value-type="string">
            <text:p>we receive 200 OK and list of bookings ID</text:p>
          </table:table-cell>
          <table:table-cell table:style-name="ce7" office:value-type="string">
            <text:p>FAILED</text:p>
          </table:table-cell>
          <table:table-cell table:style-name="ce7" table:number-columns-repeated="1013"/>
        </table:table-row>
        <table:table-row table:style-name="ro8">
          <table:table-cell/>
          <table:table-cell office:value-type="string">
            <text:p>TC17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FirstName and CheckIN</text:p>
          </table:table-cell>
          <table:table-cell table:style-name="ce23" office:value-type="string">
            <text:p>1.sendGET to <text:a xlink:href="https://restful-booker.herokuapp.com/booking?checkin=2013-02-23&amp;firstname=John">https://restful-booker.herokuapp.com/booking?checkin=2013-02-23&amp;firstname=John</text:a></text:p>
          </table:table-cell>
          <table:table-cell office:value-type="string">
            <text:p>booking?checkin=2013-02-23&amp;firstname=John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18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FirstName and CheckOUT</text:p>
          </table:table-cell>
          <table:table-cell table:style-name="ce23" office:value-type="string">
            <text:p>1.send GET to <text:a xlink:href="https://restful-booker.herokuapp.com/booking?checkout=2014-10-23">https://restful-booker.herokuapp.com/booking?checkout=2014-10-23</text:a></text:p>
            <text:p>&amp;firstname=John</text:p>
          </table:table-cell>
          <table:table-cell office:value-type="string">
            <text:p>booking?checkout=2014-10-23</text:p>
            <text:p>&amp;firstname=John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19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Wrong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FirstName and wrong CheckIN</text:p>
          </table:table-cell>
          <table:table-cell table:style-name="ce23" office:value-type="string">
            <text:p>1.send GET to <text:a xlink:href="https://restful-booker.herokuapp.com/booking?checkin=2017-02-23&amp;firstname=John">https://restful-booker.herokuapp.com/booking?checkin=2017-02-23&amp;firstname=John</text:a></text:p>
          </table:table-cell>
          <table:table-cell table:style-name="ce28" office:value-type="string">
            <text:p>booking?checkin=2017-02-23&amp;firstname=John 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TC20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s by wrongFirstName and WrongCheckOUT</text:p>
          </table:table-cell>
          <table:table-cell table:style-name="ce23" office:value-type="string">
            <text:p>1.send GET tohttps://restful-booker.herokuapp.com/booking?checkout=2017-10-23</text:p>
            <text:p>&amp;firstname=John</text:p>
          </table:table-cell>
          <table:table-cell table:style-name="ce28" office:value-type="string">
            <text:p>booking?checkout=2017-10-23&amp;firstname=John 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TC21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CheckIN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FirstName,CheckIN and Wrong CheckOUT</text:p>
          </table:table-cell>
          <table:table-cell table:style-name="ce23" office:value-type="string">
            <text:p>1.send GET to https://restful-booker.herokuapp.com/booking?checkin=2013-02-23&amp;checkout=2017-10-23</text:p>
            <text:p>&amp;firstname=Sally</text:p>
          </table:table-cell>
          <table:table-cell office:value-type="string">
            <text:p>booking?checkin=2013-02-23&amp;checkout=2017-10-23</text:p>
            <text:p>&amp;firstname=Sally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TC22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wrongCheckIN+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FirstName , wrongCheckIN and checkOUT</text:p>
          </table:table-cell>
          <table:table-cell table:style-name="ce23" office:value-type="string">
            <text:p>1.send GET to https://restful-booker.herokuapp.com/booking?checkin=2017-02-23&amp;checkout=2014-10-23</text:p>
            <text:p>&amp;firstname=Sally</text:p>
          </table:table-cell>
          <table:table-cell office:value-type="string">
            <text:p>booking?checkin=2017-02-23&amp;checkout=2014-10-23</text:p>
            <text:p>&amp;firstname=Sally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TC23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wrongCheckIN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FirstName,wrong CheckIN and wrongCheckOUT</text:p>
          </table:table-cell>
          <table:table-cell table:style-name="ce23" office:value-type="string">
            <text:p>1.send GET to https://restful-booker.herokuapp.com/booking?checkin=2017-02-23&amp;checkout=2017-10-23</text:p>
            <text:p>&amp;firstname=Sally</text:p>
          </table:table-cell>
          <table:table-cell table:style-name="ce28" office:value-type="string">
            <text:p>booking?checkin=2017-02-23&amp;checkout=2017-10-23&amp;firstname=Sally 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7" office:value-type="string">
            <text:p>TC24</text:p>
          </table:table-cell>
          <table:table-cell table:style-name="ce11" office:value-type="string">
            <text:p>BOOKING</text:p>
          </table:table-cell>
          <table:table-cell table:style-name="ce7" office:value-type="string">
            <text:p>LastName+CheckIN+CheckOUT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get all booking by LastName,CheckIN and CheckOUT</text:p>
          </table:table-cell>
          <table:table-cell table:style-name="ce24" office:value-type="string">
            <text:p>1.send GET to <text:a xlink:href="https://restful-booker.herokuapp.com/booking?checkin=2013-02-23&amp;checkout=2014-10-23&amp;lastname=Brown">https://restful-booker.herokuapp.com/booking?checkin=2013-02-23&amp;checkout=2014-10-23&amp;lastname=Brown</text:a></text:p>
          </table:table-cell>
          <table:table-cell table:style-name="ce7" office:value-type="string">
            <text:p>booking?checkin=2013-02-23&amp;checkout=2014-10-23&amp;lastname=Brown</text:p>
          </table:table-cell>
          <table:table-cell table:style-name="ce21" office:value-type="string">
            <text:p>we receive 200 OK and booking list</text:p>
          </table:table-cell>
          <table:table-cell table:style-name="ce21" office:value-type="string">
            <text:p>we receive 200 OK and empty list</text:p>
          </table:table-cell>
          <table:table-cell table:style-name="ce7" office:value-type="string">
            <text:p>FAILED</text:p>
          </table:table-cell>
          <table:table-cell table:style-name="ce7" table:number-columns-repeated="1013"/>
        </table:table-row>
        <table:table-row table:style-name="ro10">
          <table:table-cell/>
          <table:table-cell office:value-type="string">
            <text:p>TC25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lastName+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LastNAme and CheckIN</text:p>
          </table:table-cell>
          <table:table-cell table:style-name="ce18" office:value-type="string">
            <text:p>1.send GET to <text:a xlink:href="https://restful-booker.herokuapp.com/booking?checkin=2013-02-23&amp;lastname=Brown">https://restful-booker.herokuapp.com/booking?checkin=2013-02-23&amp;lastname=Brown</text:a></text:p>
          </table:table-cell>
          <table:table-cell table:style-name="ce28" office:value-type="string">
            <text:p>booking?checkin=2013-02-23&amp;lastname=Brown </text:p>
          </table:table-cell>
          <table:table-cell table:style-name="ce18" office:value-type="string">
            <text:p>we receive 200 OK and a list of booking by LastName and CheckIN</text:p>
          </table:table-cell>
          <table:table-cell table:style-name="ce18" office:value-type="string">
            <text:p>we receive 200 OK and a list of booking by LastName and CheckIN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26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LastName+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LastName and CheckOUT</text:p>
          </table:table-cell>
          <table:table-cell table:style-name="ce18" office:value-type="string">
            <text:p>1.send GET to <text:a xlink:href="https://restful-booker.herokuapp.com/booking?checkout=2014-10-23&amp;lastname=Brown">https://restful-booker.herokuapp.com/booking?checkout=2014-10-23&amp;lastname=Brown</text:a></text:p>
          </table:table-cell>
          <table:table-cell office:value-type="string">
            <text:p>booking?checkout=2014-10-23&amp;lastname=Brown</text:p>
          </table:table-cell>
          <table:table-cell table:style-name="ce18" office:value-type="string">
            <text:p>we receive 200 OK and list of bookings by Last Name and CheckOUT</text:p>
          </table:table-cell>
          <table:table-cell table:style-name="ce18" office:value-type="string">
            <text:p>we receive 200 OK and list of bookings by Last Name and CheckOU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8">
          <table:table-cell table:style-name="ce7"/>
          <table:table-cell table:style-name="ce7" office:value-type="string">
            <text:p>TC27</text:p>
          </table:table-cell>
          <table:table-cell table:style-name="ce11" office:value-type="string">
            <text:p>BOOKING</text:p>
          </table:table-cell>
          <table:table-cell table:style-name="ce15" office:value-type="string">
            <text:p>LastName+wrongCheckIN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get all bookings by LastName and wrongCheckIN</text:p>
          </table:table-cell>
          <table:table-cell table:style-name="ce21" office:value-type="string">
            <text:p>1.send GET to <text:a xlink:href="https://restful-booker.herokuapp.com/booking?checkin=2017-02-23&amp;lastname=Brown">https://restful-booker.herokuapp.com/booking?checkin=2017-02-23&amp;lastname=Brown</text:a></text:p>
          </table:table-cell>
          <table:table-cell table:style-name="ce29" office:value-type="string">
            <text:p>booking?checkin=2017-02-23&amp;lastname=Brown </text:p>
          </table:table-cell>
          <table:table-cell table:style-name="ce21" office:value-type="string">
            <text:p>we receive 200 OK and empty list</text:p>
          </table:table-cell>
          <table:table-cell table:style-name="ce21" office:value-type="string">
            <text:p>we receive 200 OK and bookings list</text:p>
          </table:table-cell>
          <table:table-cell table:style-name="ce7" office:value-type="string">
            <text:p>FAILED</text:p>
          </table:table-cell>
          <table:table-cell table:style-name="ce7" table:number-columns-repeated="1013"/>
        </table:table-row>
        <table:table-row table:style-name="ro8">
          <table:table-cell table:style-name="ce7"/>
          <table:table-cell table:style-name="ce7" office:value-type="string">
            <text:p>TC28</text:p>
          </table:table-cell>
          <table:table-cell table:style-name="ce11" office:value-type="string">
            <text:p>BOOKING</text:p>
          </table:table-cell>
          <table:table-cell table:style-name="ce15" office:value-type="string">
            <text:p>LastName+wrongCheckOUT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get all bookings by LastName and wrong CheckOUT</text:p>
          </table:table-cell>
          <table:table-cell table:style-name="ce21" office:value-type="string">
            <text:p>1.send GET to <text:a xlink:href="https://restful-booker.herokuapp.com/booking?checkout=2017-10-23&amp;lastname=Brown">https://restful-booker.herokuapp.com/booking?checkout=2017-10-23&amp;lastname=Brown</text:a></text:p>
          </table:table-cell>
          <table:table-cell table:style-name="ce7" office:value-type="string">
            <text:p>booking?checkout=2017-10-23&amp;lastname=Brown</text:p>
          </table:table-cell>
          <table:table-cell table:style-name="ce21" office:value-type="string">
            <text:p>we receive 200 OK and empty list</text:p>
          </table:table-cell>
          <table:table-cell table:style-name="ce21" office:value-type="string">
            <text:p>we receive 200 OK and bookings list</text:p>
          </table:table-cell>
          <table:table-cell table:style-name="ce7" office:value-type="string">
            <text:p>FAILED</text:p>
          </table:table-cell>
          <table:table-cell table:style-name="ce7" table:number-columns-repeated="1013"/>
        </table:table-row>
        <table:table-row table:style-name="ro8">
          <table:table-cell/>
          <table:table-cell office:value-type="string">
            <text:p>TC29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LastName+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 Last Name and Check IN</text:p>
          </table:table-cell>
          <table:table-cell table:style-name="ce18" office:value-type="string">
            <text:p>1.send GET to <text:a xlink:href="https://restful-booker.herokuapp.com/booking?checkin=2013-02-23&amp;lastname=test">https://restful-booker.herokuapp.com/booking?checkin=2013-02-23&amp;lastname=test</text:a></text:p>
          </table:table-cell>
          <table:table-cell office:value-type="string">
            <text:p>booking?checkin=2013-02-23&amp;lastname=test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TC30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LastName+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 Last Name and CheckOUT</text:p>
          </table:table-cell>
          <table:table-cell table:style-name="ce18" office:value-type="string">
            <text:p>1.send GET to <text:a xlink:href="https://restful-booker.herokuapp.com/booking?checkout=2014-10-23&amp;lastname=test">https://restful-booker.herokuapp.com/booking?checkout=2014-10-23&amp;lastname=test</text:a></text:p>
          </table:table-cell>
          <table:table-cell table:style-name="ce28" office:value-type="string">
            <text:p>booking?checkout=2014-10-23&amp;lastname=test 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31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LastName+WrongCheckIN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Wrong Last Name and Wrong Check IN</text:p>
          </table:table-cell>
          <table:table-cell table:style-name="ce18" office:value-type="string">
            <text:p>1.send GET to <text:a xlink:href="https://restful-booker.herokuapp.com/booking?checkin=2017-02-23&amp;lastname=test">https://restful-booker.herokuapp.com/booking?checkin=2017-02-23&amp;lastname=test</text:a></text:p>
          </table:table-cell>
          <table:table-cell office:value-type="string">
            <text:p>booking?checkin=2017-02-23&amp;lastname=test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32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LastName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 by Wrong LastNAme and WrongCheck OUT</text:p>
          </table:table-cell>
          <table:table-cell table:style-name="ce18" office:value-type="string">
            <text:p>1.send GET to <text:a xlink:href="https://restful-booker.herokuapp.com/booking?checkout=2017-10-23&amp;lastname=test">https://restful-booker.herokuapp.com/booking?checkout=2017-10-23&amp;lastname=test</text:a></text:p>
          </table:table-cell>
          <table:table-cell office:value-type="string">
            <text:p>booking?checkout=2017-10-23&amp;lastname=test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TC33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LastName+CheckIN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LastName,CheckIN and Wrong CheckOUT</text:p>
          </table:table-cell>
          <table:table-cell table:style-name="ce18" office:value-type="string">
            <text:p>1.send GET to <text:a xlink:href="https://restful-booker.herokuapp.com/booking?checkin=2013-02-23&amp;checkout=2017-10-23&amp;lastname=Brown">https://restful-booker.herokuapp.com/booking?checkin=2013-02-23&amp;checkout=2017-10-23&amp;lastname=Brown</text:a></text:p>
          </table:table-cell>
          <table:table-cell table:style-name="ce18" office:value-type="string">
            <text:p>booking?checkin=2013-02-23&amp;checkout=2017-10-23&amp;lastname=Brown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TC34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LastName+wrongCheckIN+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LastName ,Wrong Check IN and CheckOUT</text:p>
          </table:table-cell>
          <table:table-cell table:style-name="ce18" office:value-type="string">
            <text:p>1.send GET to <text:a xlink:href="https://restful-booker.herokuapp.com/booking?checkin=2017-02-23&amp;checkout=2014-10-23&amp;lastname=Brown">https://restful-booker.herokuapp.com/booking?checkin=2017-02-23&amp;checkout=2014-10-23&amp;lastname=Brown</text:a></text:p>
          </table:table-cell>
          <table:table-cell table:style-name="ce18" office:value-type="string">
            <text:p>booking?checkin=2017-02-23&amp;checkout=2014-10-23&amp;lastname=Brown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TC35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LastName+wrongCheckIN+wrongCheckOUT</text:p>
          </table:table-cell>
          <table:table-cell office:value-type="float" office:value="2">
            <text:p>2</text:p>
          </table:table-cell>
          <table:table-cell table:style-name="ce18" office:value-type="string">
            <text:p>get all bookings by Last Name , Wrong CheckIN and Wrong Check OUT</text:p>
          </table:table-cell>
          <table:table-cell table:style-name="ce18" office:value-type="string">
            <text:p>1.send GET to <text:a xlink:href="https://restful-booker.herokuapp.com/booking?checkin=2017-02-23&amp;checkout=2017-10-23&amp;lastname=Brown">https://restful-booker.herokuapp.com/booking?checkin=2017-02-23&amp;checkout=2017-10-23&amp;lastname=Brown</text:a></text:p>
          </table:table-cell>
          <table:table-cell table:style-name="ce18" office:value-type="string">
            <text:p>booking?checkin=2017-02-23&amp;checkout=2017-10-23&amp;lastname=Brown</text:p>
          </table:table-cell>
          <table:table-cell table:number-columns-repeated="2" table:style-name="ce18" office:value-type="string">
            <text:p>we receive 200 OK and empty list</text:p>
          </table:table-cell>
          <table:table-cell office:value-type="string">
            <text:p>PASS</text:p>
          </table:table-cell>
          <table:table-cell table:number-columns-repeated="1013"/>
        </table:table-row>
        <table:table-row table:style-name="ro12">
          <table:table-cell/>
          <table:table-cell office:value-type="string">
            <text:p>TC36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LastName+CheckIN+CheckOUT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TC37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LastName+CheckIN+CheckOUT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TC38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wrongLastName+CheckIN+CheckOUT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TC39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wrongLastName+wrongCheckIN+CheckOUT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TC40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WrongFirstName+wrongLastName+wrongCheckIN+wrongCheckOUT <text:s text:c="2"/></text:p>
          </table:table-cell>
          <table:table-cell table:number-columns-repeated="1020"/>
        </table:table-row>
        <table:table-row table:style-name="ro17">
          <table:table-cell/>
          <table:table-cell office:value-type="string">
            <text:p>TC41</text:p>
          </table:table-cell>
          <table:table-cell table:style-name="ce9" office:value-type="string">
            <text:p>BOOKING</text:p>
          </table:table-cell>
          <table:table-cell table:style-name="ce13" office:value-type="string">
            <text:p>FirstName+wrongLastName+CheckIN+CheckOUT</text:p>
          </table:table-cell>
          <table:table-cell table:number-columns-repeated="1020"/>
        </table:table-row>
        <table:table-row table:style-name="ro18" table:number-rows-repeated="12">
          <table:table-cell table:number-columns-repeated="3"/>
          <table:table-cell table:style-name="ce13"/>
          <table:table-cell table:number-columns-repeated="1020"/>
        </table:table-row>
        <table:table-row table:style-name="ro18">
          <table:table-cell table:number-columns-repeated="2"/>
          <table:table-cell table:style-name="ce12" office:value-type="string">
            <text:p>booking</text:p>
          </table:table-cell>
          <table:table-cell table:style-name="ce13" office:value-type="string">
            <text:p>get booking by ID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et a booking by ID</text:p>
          </table:table-cell>
          <table:table-cell table:style-name="ce25" office:value-type="string">
            <text:p><text:a xlink:href="https://restful-booker.herokuapp.com/booking/:id">send a GET to: https://restful-booker.herokuapp.com/booking/:id</text:a></text:p>
          </table:table-cell>
          <table:table-cell table:style-name="ce12" office:value-type="string">
            <text:p>/booking/1</text:p>
          </table:table-cell>
          <table:table-cell table:number-columns-repeated="1016"/>
        </table:table-row>
        <table:table-row table:style-name="ro18">
          <table:table-cell table:number-columns-repeated="3"/>
          <table:table-cell table:style-name="ce13" office:value-type="string">
            <text:p>get booking by wrong ID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get a booking by ID</text:p>
          </table:table-cell>
          <table:table-cell table:style-name="ce26" office:value-type="string">
            <text:p><text:a xlink:href="https://restful-booker.herokuapp.com/booking/:wrongId">send a GET to: https://restful-booker.herokuapp.com/booking/:wrongId</text:a></text:p>
          </table:table-cell>
          <table:table-cell table:style-name="ce27" office:value-type="string">
            <text:p><text:a xlink:href="https://restful-booker.herokuapp.com/booking/312321312312">/312321312312</text:a></text:p>
          </table:table-cell>
          <table:table-cell table:number-columns-repeated="1016"/>
        </table:table-row>
        <table:table-row table:style-name="ro18">
          <table:table-cell table:number-columns-repeated="3"/>
          <table:table-cell table:style-name="ce13" office:value-type="string">
            <text:p>get booking by ID=char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3" office:value-type="string">
            <text:p>BOOKING</text:p>
          </table:table-cell>
          <table:table-cell table:style-name="ce13" office:value-type="string">
            <text:p>Create a booking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Create a booking</text:p>
          </table:table-cell>
          <table:table-cell table:style-name="ce13" office:value-type="string">
            <text:p>1. send a POST request to https://restful-booker.herokuapp.com/booking</text:p>
            <text:p>2. send a GET https://restful-booker.herokuapp.com/booking/:id (id received from POST)</text:p>
          </table:table-cell>
          <table:table-cell table:style-name="ce13" office:value-type="string">
            <text:p>{</text:p>
            <text:p><text:s text:c="4"/>"firstname": "Andreea",</text:p>
            <text:p><text:s text:c="4"/>"lastname": "Andreea",</text:p>
            <text:p><text:s text:c="4"/>"totalprice": 459,</text:p>
            <text:p><text:s text:c="4"/>"depositpaid": false,</text:p>
            <text:p><text:s text:c="4"/>"bookingdates": {</text:p>
            <text:p><text:s text:c="8"/>"checkin": "2020-10-25",</text:p>
            <text:p><text:s text:c="8"/>"checkout": "2020-12-31"</text:p>
            <text:p><text:s text:c="4"/>}</text:p>
            <text:p>}</text:p>
          </table:table-cell>
          <table:table-cell table:style-name="ce13" office:value-type="string">
            <text:p>1. we receive 200 OK and a response with bookingid</text:p>
            <text:p>2. we receceive 200 OK and with data from TEstData</text:p>
          </table:table-cell>
          <table:table-cell table:style-name="ce13" office:value-type="string">
            <text:p>1. we receive 200 OK and a response with bookingid</text:p>
            <text:p>2. we receceive 200 OK and with data from TEstData</text:p>
          </table:table-cell>
          <table:table-cell table:style-name="ce13" office:value-type="string">
            <text:p>PASS</text:p>
          </table:table-cell>
          <table:table-cell table:number-columns-repeated="1013"/>
        </table:table-row>
        <table:table-row table:style-name="ro18">
          <table:table-cell table:number-columns-repeated="3"/>
          <table:table-cell table:style-name="ce12" office:value-type="string">
            <text:p>create a booking without fisrtname, lastname, etc</text:p>
          </table:table-cell>
          <table:table-cell table:number-columns-repeated="6"/>
          <table:table-cell table:style-name="ce16" office:value-type="string">
            <text:p>FAILED</text:p>
          </table:table-cell>
          <table:table-cell table:number-columns-repeated="1013"/>
        </table:table-row>
        <table:table-row table:style-name="ro18">
          <table:table-cell table:number-columns-repeated="3"/>
          <table:table-cell table:style-name="ce16" office:value-type="string">
            <text:p>try to create the same booking twice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update (PUT) on a existing id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try to update an invalid ID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try to update without a parameter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7" office:value-type="string">
            <text:p>update without auth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partial update(PATCH) with firstname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6" office:value-type="string">
            <text:p>partial update with a wrong id</text:p>
          </table:table-cell>
          <table:table-cell table:number-columns-repeated="2"/>
          <table:table-cell table:style-name="ce25" office:value-type="string">
            <text:p><text:a xlink:href="https://restful-booker.herokuapp.com/booking/:id">send PATCH to https://restful-booker.herokuapp.com/booking/:id</text:a></text:p>
          </table:table-cell>
          <table:table-cell table:style-name="ce16" office:value-type="string">
            <text:p>/1dadasdas</text:p>
            <text:p/>
          </table:table-cell>
          <table:table-cell table:number-columns-repeated="2"/>
          <table:table-cell table:style-name="ce16" office:value-type="string">
            <text:p>FAILED</text:p>
          </table:table-cell>
          <table:table-cell table:number-columns-repeated="1013"/>
        </table:table-row>
        <table:table-row table:style-name="ro18">
          <table:table-cell table:number-columns-repeated="3"/>
          <table:table-cell table:style-name="ce17" office:value-type="string">
            <text:p>partial update with ID contains characters</text:p>
          </table:table-cell>
          <table:table-cell table:number-columns-repeated="2"/>
          <table:table-cell table:style-name="ce25" office:value-type="string">
            <text:p><text:a xlink:href="https://restful-booker.herokuapp.com/booking/:id=characters">send PATCH to https://restful-booker.herokuapp.com/booking/:id=characters</text:a></text:p>
          </table:table-cell>
          <table:table-cell table:number-columns-repeated="1017"/>
        </table:table-row>
        <table:table-row table:style-name="ro18">
          <table:table-cell table:number-columns-repeated="3"/>
          <table:table-cell table:style-name="ce12" office:value-type="string">
            <text:p>partial update without auth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Delete an id</text:p>
          </table:table-cell>
          <table:table-cell table:number-columns-repeated="2"/>
          <table:table-cell table:style-name="ce25" office:value-type="string">
            <text:p><text:a xlink:href="https://restful-booker.herokuapp.com/booking/:id">1. send delete to https://restful-booker.herokuapp.com/booking/:id
2. send GET to https://restful-booker.herokuapp.com/booking/:id</text:a></text:p>
          </table:table-cell>
          <table:table-cell table:style-name="ce12" office:value-type="string">
            <text:p>/1</text:p>
          </table:table-cell>
          <table:table-cell table:number-columns-repeated="1016"/>
        </table:table-row>
        <table:table-row table:style-name="ro18">
          <table:table-cell table:number-columns-repeated="3"/>
          <table:table-cell table:style-name="ce12" office:value-type="string">
            <text:p>delete an id without auth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delete an invalid id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2" office:value-type="string">
            <text:p>try to delete all ids</text:p>
          </table:table-cell>
          <table:table-cell table:number-columns-repeated="2"/>
          <table:table-cell table:style-name="ce27" office:value-type="string">
            <text:p><text:a xlink:href="https://restful-booker.herokuapp.com/booking">https://restful-booker.herokuapp.com/booking</text:a></text:p>
          </table:table-cell>
          <table:table-cell table:number-columns-repeated="1017"/>
        </table:table-row>
        <table:table-row table:style-name="ro18" table:number-rows-repeated="960">
          <table:table-cell table:number-columns-repeated="1024"/>
        </table:table-row>
        <table:table-row table:style-name="ro2" table:number-rows-repeated="1047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a_bugs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number-columns-repeated="16" table:default-cell-style-name="Excel_20_Built-in_20_Normal"/>
        <table:table-column table:style-name="co3" table:number-columns-repeated="998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19">
          <table:table-cell table:style-name="ce32" office:value-type="string">
            <text:p>BugId</text:p>
          </table:table-cell>
          <table:table-cell table:style-name="ce32" office:value-type="string">
            <text:p>Description</text:p>
          </table:table-cell>
          <table:table-cell table:style-name="ce32" office:value-type="string">
            <text:p>Test Case Id</text:p>
          </table:table-cell>
          <table:table-cell table:style-name="ce32" office:value-type="string">
            <text:p>Status</text:p>
          </table:table-cell>
          <table:table-cell table:style-name="ce32" office:value-type="string">
            <text:p>Raised By</text:p>
          </table:table-cell>
          <table:table-cell table:style-name="ce32" office:value-type="string">
            <text:p>Aplication Version</text:p>
          </table:table-cell>
          <table:table-cell table:style-name="ce32" office:value-type="string">
            <text:p>Steps to Reproduce</text:p>
          </table:table-cell>
          <table:table-cell table:style-name="ce32" office:value-type="string">
            <text:p>Expected Results</text:p>
          </table:table-cell>
          <table:table-cell table:style-name="ce32" office:value-type="string">
            <text:p>Acutual Results </text:p>
          </table:table-cell>
          <table:table-cell table:style-name="ce32" office:value-type="string">
            <text:p>Priority</text:p>
          </table:table-cell>
          <table:table-cell table:style-name="ce32" office:value-type="string">
            <text:p>Severity</text:p>
          </table:table-cell>
          <table:table-cell table:number-columns-repeated="1013"/>
        </table:table-row>
        <table:table-row table:style-name="ro20">
          <table:table-cell table:style-name="ce3" office:value-type="string">
            <text:p>BUG1</text:p>
          </table:table-cell>
          <table:table-cell table:style-name="ce13" office:value-type="string">
            <text:p>get all bookings by checkin and checkout is not working</text:p>
          </table:table-cell>
          <table:table-cell table:style-name="ce3" office:value-type="string">
            <text:p>TC9, TC10, TC11</text:p>
          </table:table-cell>
          <table:table-cell table:style-name="ce17" office:value-type="string">
            <text:p>NEW</text:p>
          </table:table-cell>
          <table:table-cell table:style-name="ce3" office:value-type="string">
            <text:p>Andrada</text:p>
          </table:table-cell>
          <table:table-cell table:style-name="ce3" office:value-type="string">
            <text:p>1.0.0</text:p>
          </table:table-cell>
          <table:table-cell table:style-name="ce13" office:value-type="string">
            <text:p>send a get :https://restful-booker.herokuapp.com/booking?checkin=2017-08-17&amp;checkout=2019-12-19</text:p>
            <text:p/>
            <text:p/>
            <text:p>sometimes checkIn is not working</text:p>
            <text:p/>
            <text:p>sometimes checkOut is not working</text:p>
            <text:p/>
          </table:table-cell>
          <table:table-cell table:style-name="ce13" office:value-type="string">
            <text:p>we expect a list of booking ID</text:p>
          </table:table-cell>
          <table:table-cell table:style-name="ce13" office:value-type="string">
            <text:p>we don't receive any booking id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7" office:value-type="string">
            <text:p>NEW -ASSIGNED -&gt;OPEN</text:p>
          </table:table-cell>
          <table:table-cell table:number-columns-repeated="1020"/>
        </table:table-row>
        <table:table-row table:style-name="ro21">
          <table:table-cell office:value-type="string">
            <text:p>BUG2</text:p>
          </table:table-cell>
          <table:table-cell office:value-type="string">
            <text:p>get all bookings by FirstName , Check IN and Check out </text:p>
          </table:table-cell>
          <table:table-cell office:value-type="string">
            <text:p>TC14</text:p>
          </table:table-cell>
          <table:table-cell office:value-type="string">
            <text:p>NEW</text:p>
          </table:table-cell>
          <table:table-cell office:value-type="string">
            <text:p>Andrada</text:p>
          </table:table-cell>
          <table:table-cell office:value-type="string">
            <text:p>1.0.0</text:p>
          </table:table-cell>
          <table:table-cell table:style-name="ce18" office:value-type="string">
            <text:p>send get to : </text:p>
            <text:p>https://restful-booker.herokuapp.com/booking?checkin=2013-02-23&amp;checkout=2014-10-23</text:p>
            <text:p>&amp;firstname=Sally</text:p>
            <text:p/>
          </table:table-cell>
          <table:table-cell table:style-name="ce18" office:value-type="string">
            <text:p>we expect a list of booking ID</text:p>
          </table:table-cell>
          <table:table-cell table:style-name="ce18" office:value-type="string">
            <text:p>we don't receive any booking id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22">
          <table:table-cell office:value-type="string">
            <text:p>BUG3</text:p>
          </table:table-cell>
          <table:table-cell office:value-type="string">
            <text:p>get all bookings by First name and Wrong Check OUT</text:p>
          </table:table-cell>
          <table:table-cell office:value-type="string">
            <text:p>TC16</text:p>
          </table:table-cell>
          <table:table-cell office:value-type="string">
            <text:p>NEW</text:p>
          </table:table-cell>
          <table:table-cell office:value-type="string">
            <text:p>Andrada</text:p>
          </table:table-cell>
          <table:table-cell office:value-type="string">
            <text:p>1.0.0</text:p>
          </table:table-cell>
          <table:table-cell table:style-name="ce33" office:value-type="string">
            <text:p><text:span text:style-name="T4">send GET to https://restful-booker.herokuapp.com/booking?checkout=2017-10-23</text:span></text:p>
            <text:p><text:span text:style-name="T4">&amp;firstname=Sally</text:span></text:p>
          </table:table-cell>
          <table:table-cell table:style-name="ce18" office:value-type="string">
            <text:p>we expect empty list</text:p>
          </table:table-cell>
          <table:table-cell table:style-name="ce18" office:value-type="string">
            <text:p>we receive a booking ID list</text:p>
          </table:table-cell>
          <table:table-cell table:number-columns-repeated="1015"/>
        </table:table-row>
        <table:table-row table:style-name="ro23">
          <table:table-cell office:value-type="string">
            <text:p>BUG4</text:p>
          </table:table-cell>
          <table:table-cell office:value-type="string">
            <text:p>get all booking by Last Name , Check IN and Check OUT</text:p>
          </table:table-cell>
          <table:table-cell office:value-type="string">
            <text:p>TC24</text:p>
          </table:table-cell>
          <table:table-cell office:value-type="string">
            <text:p>NEW</text:p>
          </table:table-cell>
          <table:table-cell office:value-type="string">
            <text:p>Andrada</text:p>
          </table:table-cell>
          <table:table-cell office:value-type="string">
            <text:p>1.0.0</text:p>
          </table:table-cell>
          <table:table-cell table:style-name="ce18" office:value-type="string">
            <text:p>send GET to <text:a xlink:href="https://restful-booker.herokuapp.com/booking?checkin=2013-02-23&amp;checkout=2014-10-23&amp;lastname=Brown">https://restful-booker.herokuapp.com/booking?checkin=2013-02-23&amp;checkout=2014-10-23&amp;lastname=Brown</text:a></text:p>
          </table:table-cell>
          <table:table-cell table:style-name="ce18" office:value-type="string">
            <text:p>we expect a list of booking ID</text:p>
          </table:table-cell>
          <table:table-cell table:style-name="ce18" office:value-type="string">
            <text:p>we don't receive any booking id</text:p>
          </table:table-cell>
          <table:table-cell table:number-columns-repeated="1015"/>
        </table:table-row>
        <table:table-row table:style-name="ro24">
          <table:table-cell office:value-type="string">
            <text:p>BUG5</text:p>
          </table:table-cell>
          <table:table-cell office:value-type="string">
            <text:p>get all bookings by Last Name and wrong Check IN</text:p>
          </table:table-cell>
          <table:table-cell office:value-type="string">
            <text:p>TC27</text:p>
          </table:table-cell>
          <table:table-cell office:value-type="string">
            <text:p>NEW</text:p>
          </table:table-cell>
          <table:table-cell office:value-type="string">
            <text:p>Andrada</text:p>
          </table:table-cell>
          <table:table-cell office:value-type="string">
            <text:p>1.0.0</text:p>
          </table:table-cell>
          <table:table-cell table:style-name="ce18" office:value-type="string">
            <text:p>send GET to <text:a xlink:href="https://restful-booker.herokuapp.com/booking?checkin=2017-02-23&amp;lastname=Brown">https://restful-booker.herokuapp.com/booking?checkin=2017-02-23&amp;lastname=Brown</text:a></text:p>
          </table:table-cell>
          <table:table-cell table:style-name="ce18" office:value-type="string">
            <text:p>we expect empty list</text:p>
          </table:table-cell>
          <table:table-cell table:style-name="ce18" office:value-type="string">
            <text:p>we receive a booking ID list</text:p>
          </table:table-cell>
          <table:table-cell table:number-columns-repeated="1015"/>
        </table:table-row>
        <table:table-row table:style-name="ro25">
          <table:table-cell office:value-type="string">
            <text:p>BUG6</text:p>
          </table:table-cell>
          <table:table-cell office:value-type="string">
            <text:p>get all bookings by LastName and wrong Check OUT</text:p>
          </table:table-cell>
          <table:table-cell office:value-type="string">
            <text:p>TC28</text:p>
          </table:table-cell>
          <table:table-cell office:value-type="string">
            <text:p>NEW</text:p>
          </table:table-cell>
          <table:table-cell office:value-type="string">
            <text:p>Andrada</text:p>
          </table:table-cell>
          <table:table-cell office:value-type="string">
            <text:p>1.0.0</text:p>
          </table:table-cell>
          <table:table-cell table:style-name="ce23" office:value-type="string">
            <text:p>Send GET <text:a xlink:href="https://restful-booker.herokuapp.com/booking?checkout=2017-10-23&amp;lastname=Brown">https://restful-booker.herokuapp.com/booking?checkout=2017-10-23&amp;lastname=Brown</text:a> </text:p>
          </table:table-cell>
          <table:table-cell table:style-name="ce18" office:value-type="string">
            <text:p>we expect empty list</text:p>
          </table:table-cell>
          <table:table-cell table:style-name="ce18" office:value-type="string">
            <text:p>we receive a booking ID list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18" table:number-rows-repeated="980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3/22/2021</text:date>, <text:time>16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orie" style:display-name="PageStyle_Teor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a_5f_testcases" style:display-name="PageStyle_Tema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a_5f_bugs" style:display-name="PageStyle_Tema_bu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6:00:12.79</dc:date>
    <dc:creator>Albon  Andrada</dc:creator>
    <meta:generator>OpenOffice/4.1.7$Win32 OpenOffice.org_project/417m1$Build-9800</meta:generator>
    <meta:editing-duration>PT16M32S</meta:editing-duration>
    <meta:editing-cycles>1</meta:editing-cycles>
    <meta:document-statistic meta:table-count="3" meta:cell-count="537" meta:object-count="0"/>
  </office:meta>
</office:document-meta>
</file>